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upload">
        <table:table-row>
          <table:table-cell office:value-type="string">
            <text:p>4</text:p>
          </table:table-cell>
          <table:table-cell office:value-type="string">
            <text:p>/4.pdf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/4.pdf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/4.pdf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/4.pdf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/4.pdf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/4.pdf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/1.pdf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0</meta:generator>
    <meta:initial-creator>phpMyAdmin 5.2.0</meta:initial-creator>
    <meta:creation-date>2023-01-12T18:28:27+01:00</meta:creation-date>
  </office:meta>
</office:document-meta>
</file>